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"/>
    </style:style>
    <style:style style:name="P4" style:family="paragraph" style:parent-style-name="Table_20_Contents">
      <style:text-properties style:font-name="Khmer OS" officeooo:rsid="0006c710" officeooo:paragraph-rsid="0006c710"/>
    </style:style>
    <style:style style:name="P5" style:family="paragraph" style:parent-style-name="Table_20_Contents"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9" style:family="paragraph" style:parent-style-name="Table_20_Contents"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start" style:justify-single-word="false"/>
      <style:text-properties style:font-name="Khmer OS" officeooo:rsid="000e2cb0" officeooo:paragraph-rsid="0068e4e9"/>
    </style:style>
    <style:style style:name="P12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" officeooo:rsid="002896d9" officeooo:paragraph-rsid="002896d9"/>
    </style:style>
    <style:style style:name="P14" style:family="paragraph" style:parent-style-name="Table_20_Contents">
      <style:text-properties style:font-name="Khmer OS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text-properties style:font-name="Khmer OS" officeooo:rsid="0034a579" officeooo:paragraph-rsid="0034a579"/>
    </style:style>
    <style:style style:name="P16" style:family="paragraph" style:parent-style-name="Table_20_Contents">
      <style:paragraph-properties fo:text-align="center" style:justify-single-word="false"/>
      <style:text-properties style:font-name="Khmer OS" officeooo:rsid="0068e4e9" officeooo:paragraph-rsid="0068e4e9"/>
    </style:style>
    <style:style style:name="P17" style:family="paragraph" style:parent-style-name="Table_20_Contents">
      <style:text-properties style:font-name="Khmer OS" officeooo:rsid="00744576" officeooo:paragraph-rsid="00744576"/>
    </style:style>
    <style:style style:name="P18" style:family="paragraph" style:parent-style-name="Table_20_Contents">
      <style:text-properties officeooo:paragraph-rsid="00099c9b"/>
    </style:style>
    <style:style style:name="P19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20" style:family="paragraph" style:parent-style-name="Table_20_Contents">
      <style:paragraph-properties fo:text-align="start" style:justify-single-word="false"/>
      <style:text-properties officeooo:paragraph-rsid="003d46e2"/>
    </style:style>
    <style:style style:name="P21" style:family="paragraph" style:parent-style-name="Table_20_Contents">
      <style:text-properties officeooo:paragraph-rsid="0018e529"/>
    </style:style>
    <style:style style:name="P22" style:family="paragraph" style:parent-style-name="Table_20_Contents">
      <style:text-properties officeooo:paragraph-rsid="00315b26"/>
    </style:style>
    <style:style style:name="P23" style:family="paragraph" style:parent-style-name="Table_20_Contents">
      <style:text-properties officeooo:paragraph-rsid="0064b8c3"/>
    </style:style>
    <style:style style:name="P24" style:family="paragraph" style:parent-style-name="Table_20_Contents">
      <style:text-properties officeooo:paragraph-rsid="006d61f2"/>
    </style:style>
    <style:style style:name="P25" style:family="paragraph" style:parent-style-name="Table_20_Contents">
      <style:text-properties officeooo:rsid="007c7fd4" officeooo:paragraph-rsid="007c7fd4"/>
    </style:style>
    <style:style style:name="P26" style:family="paragraph" style:parent-style-name="Standard" style:list-style-name="L2">
      <style:text-properties style:font-name="Khmer OS" officeooo:rsid="00194ce9" officeooo:paragraph-rsid="00389b98"/>
    </style:style>
    <style:style style:name="P27" style:family="paragraph" style:parent-style-name="Table_20_Contents" style:list-style-name="L1">
      <style:text-properties officeooo:paragraph-rsid="006e62b6"/>
    </style:style>
    <style:style style:name="P28" style:family="paragraph" style:parent-style-name="Table_20_Contents" style:list-style-name="L1">
      <style:text-properties officeooo:paragraph-rsid="0035b19f"/>
    </style:style>
    <style:style style:name="P29" style:family="paragraph" style:parent-style-name="Table_20_Contents" style:list-style-name="L1">
      <style:text-properties style:font-name="Khmer OS" officeooo:rsid="00774e9a" officeooo:paragraph-rsid="0079761d"/>
    </style:style>
    <style:style style:name="P30" style:family="paragraph" style:parent-style-name="Table_20_Contents" style:list-style-name="L2">
      <style:text-properties style:font-name="Khmer OS" fo:font-weight="normal" officeooo:rsid="00389b98" officeooo:paragraph-rsid="00389b98" style:font-weight-asian="normal" style:font-weight-complex="normal"/>
    </style:style>
    <style:style style:name="P31" style:family="paragraph" style:parent-style-name="Table_20_Contents" style:list-style-name="L2">
      <style:text-properties style:font-name="Khmer OS" fo:font-weight="normal" officeooo:rsid="00194ce9" officeooo:paragraph-rsid="003a1288" style:font-weight-asian="normal" style:font-weight-complex="normal"/>
    </style:style>
    <style:style style:name="P32" style:family="paragraph" style:parent-style-name="Table_20_Contents" style:list-style-name="L2">
      <style:text-properties officeooo:paragraph-rsid="00389b98"/>
    </style:style>
    <style:style style:name="P33" style:family="paragraph" style:parent-style-name="Table_20_Contents" style:list-style-name="L2">
      <style:text-properties officeooo:rsid="00389b98" officeooo:paragraph-rsid="00389b98"/>
    </style:style>
    <style:style style:name="P34" style:family="paragraph">
      <loext:graphic-properties draw:fill="none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18e529"/>
    </style:style>
    <style:style style:name="T4" style:family="text">
      <style:text-properties style:font-name="Khmer OS" fo:font-weight="normal" style:font-weight-asian="normal" style:font-weight-complex="normal"/>
    </style:style>
    <style:style style:name="T5" style:family="text">
      <style:text-properties style:font-name="Khmer OS" fo:font-weight="normal" officeooo:rsid="00194ce9" style:font-weight-asian="normal" style:font-weight-complex="normal"/>
    </style:style>
    <style:style style:name="T6" style:family="text">
      <style:text-properties style:font-name="Khmer OS" fo:font-weight="normal" officeooo:rsid="00389b98" style:font-weight-asian="normal" style:font-weight-complex="normal"/>
    </style:style>
    <style:style style:name="T7" style:family="text">
      <style:text-properties style:font-name="Khmer OS" fo:font-weight="normal" officeooo:rsid="0059fd67" style:font-weight-asian="normal" style:font-weight-complex="normal"/>
    </style:style>
    <style:style style:name="T8" style:family="text">
      <style:text-properties style:font-name="Khmer OS" fo:font-weight="normal" officeooo:rsid="005d78aa" style:font-weight-asian="normal" style:font-weight-complex="normal"/>
    </style:style>
    <style:style style:name="T9" style:family="text">
      <style:text-properties style:font-name="Khmer OS" fo:font-weight="normal" officeooo:rsid="0079fac0" style:font-weight-asian="normal" style:font-weight-complex="normal"/>
    </style:style>
    <style:style style:name="T10" style:family="text">
      <style:text-properties style:font-name="Khmer OS" officeooo:rsid="002a5249"/>
    </style:style>
    <style:style style:name="T11" style:family="text">
      <style:text-properties style:font-name="Khmer OS" officeooo:rsid="0030e439"/>
    </style:style>
    <style:style style:name="T12" style:family="text">
      <style:text-properties style:font-name="Khmer OS" officeooo:rsid="00315b26"/>
    </style:style>
    <style:style style:name="T13" style:family="text">
      <style:text-properties style:font-name="Khmer OS" officeooo:rsid="0037a9f6"/>
    </style:style>
    <style:style style:name="T14" style:family="text">
      <style:text-properties style:font-name="Khmer OS" officeooo:rsid="0035b19f"/>
    </style:style>
    <style:style style:name="T15" style:family="text">
      <style:text-properties style:font-name="Khmer OS" officeooo:rsid="002896d9"/>
    </style:style>
    <style:style style:name="T16" style:family="text">
      <style:text-properties style:font-name="Khmer OS" officeooo:rsid="003be1dc"/>
    </style:style>
    <style:style style:name="T17" style:family="text">
      <style:text-properties style:font-name="Khmer OS" officeooo:rsid="0046b2be"/>
    </style:style>
    <style:style style:name="T18" style:family="text">
      <style:text-properties style:font-name="Khmer OS" officeooo:rsid="003d46e2"/>
    </style:style>
    <style:style style:name="T19" style:family="text">
      <style:text-properties style:font-name="Khmer OS" officeooo:rsid="004f4a73"/>
    </style:style>
    <style:style style:name="T20" style:family="text">
      <style:text-properties style:font-name="Khmer OS" officeooo:rsid="00512644"/>
    </style:style>
    <style:style style:name="T21" style:family="text">
      <style:text-properties style:font-name="Khmer OS" officeooo:rsid="0052d66d"/>
    </style:style>
    <style:style style:name="T22" style:family="text">
      <style:text-properties style:font-name="Khmer OS" officeooo:rsid="0053fd39"/>
    </style:style>
    <style:style style:name="T23" style:family="text">
      <style:text-properties style:font-name="Khmer OS" officeooo:rsid="00553de0"/>
    </style:style>
    <style:style style:name="T24" style:family="text">
      <style:text-properties style:font-name="Khmer OS" officeooo:rsid="005f01fa"/>
    </style:style>
    <style:style style:name="T25" style:family="text">
      <style:text-properties style:font-name="Khmer OS" officeooo:rsid="0064b8c3"/>
    </style:style>
    <style:style style:name="T26" style:family="text">
      <style:text-properties style:font-name="Khmer OS" officeooo:rsid="0064f06b"/>
    </style:style>
    <style:style style:name="T27" style:family="text">
      <style:text-properties style:font-name="Khmer OS" officeooo:rsid="00656343"/>
    </style:style>
    <style:style style:name="T28" style:family="text">
      <style:text-properties style:font-name="Khmer OS" officeooo:rsid="00677e56"/>
    </style:style>
    <style:style style:name="T29" style:family="text">
      <style:text-properties style:font-name="Khmer OS" officeooo:rsid="006ba2d5"/>
    </style:style>
    <style:style style:name="T30" style:family="text">
      <style:text-properties style:font-name="Khmer OS" officeooo:rsid="006d61f2"/>
    </style:style>
    <style:style style:name="T31" style:family="text">
      <style:text-properties style:font-name="Khmer OS" officeooo:rsid="006e08c3"/>
    </style:style>
    <style:style style:name="T32" style:family="text">
      <style:text-properties style:font-name="Khmer OS" officeooo:rsid="006e62b6"/>
    </style:style>
    <style:style style:name="T33" style:family="text">
      <style:text-properties style:font-name="Khmer OS" officeooo:rsid="00704900"/>
    </style:style>
    <style:style style:name="T34" style:family="text">
      <style:text-properties style:font-name="Khmer OS" officeooo:rsid="00744576"/>
    </style:style>
    <style:style style:name="T35" style:family="text">
      <style:text-properties style:font-name="Khmer OS" officeooo:rsid="0074937f"/>
    </style:style>
    <style:style style:name="T36" style:family="text">
      <style:text-properties style:font-name="Khmer OS" officeooo:rsid="00760f86"/>
    </style:style>
    <style:style style:name="T37" style:family="text">
      <style:text-properties style:font-name="Khmer OS" officeooo:rsid="00774e9a"/>
    </style:style>
    <style:style style:name="T38" style:family="text">
      <style:text-properties style:font-name="Khmer OS" officeooo:rsid="00776a6e"/>
    </style:style>
    <style:style style:name="T39" style:family="text">
      <style:text-properties style:font-name="Khmer OS" officeooo:rsid="0079761d"/>
    </style:style>
    <style:style style:name="T40" style:family="text">
      <style:text-properties style:font-name="Khmer OS" officeooo:rsid="0079fac0"/>
    </style:style>
    <style:style style:name="T41" style:family="text">
      <style:text-properties style:font-name="Khmer OS" officeooo:rsid="007aa07c"/>
    </style:style>
    <style:style style:name="T42" style:family="text">
      <style:text-properties style:font-name="Khmer OS" officeooo:rsid="007b007d"/>
    </style:style>
    <style:style style:name="T43" style:family="text">
      <style:text-properties style:font-name="Khmer OS" officeooo:rsid="007c7fd4"/>
    </style:style>
    <style:style style:name="T44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45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46" style:family="text">
      <style:text-properties officeooo:rsid="0006c710"/>
    </style:style>
    <style:style style:name="T47" style:family="text">
      <style:text-properties officeooo:rsid="00389b98"/>
    </style:style>
    <style:style style:name="T48" style:family="text">
      <style:text-properties officeooo:rsid="00744576"/>
    </style:style>
    <style:style style:name="T49" style:family="text">
      <style:text-properties officeooo:rsid="00808265"/>
    </style:style>
    <style:style style:name="T50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6375997968">
          <table:table-cell table:style-name="Table1.A1" office:value-type="string">
            <text:p text:style-name="P4">CU-0<text:span text:style-name="T48">9</text:span></text:p>
          </table:table-cell>
          <table:table-cell table:style-name="Table1.A1" table:number-columns-spanned="3" office:value-type="string">
            <text:p text:style-name="P17">Retorno BI Reparado</text:p>
          </table:table-cell>
          <table:covered-table-cell/>
          <table:covered-table-cell/>
        </table:table-row>
        <table:table-row table:style-name="TableLine94526255352032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46">22/07/2022</text:span></text:p>
          </table:table-cell>
          <table:covered-table-cell/>
          <table:covered-table-cell/>
        </table:table-row>
        <table:table-row table:style-name="TableLine94526255353088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4"><text:span text:style-name="T30">Un BI </text:span><text:span text:style-name="T43">reportado como dañado, </text:span><text:span text:style-name="T30">fue </text:span><text:span text:style-name="T34">devuelto por el reparador efectivamente</text:span><text:span text:style-name="T30"> </text:span><text:span text:style-name="T34">reparado</text:span></text:p>
            <text:p text:style-name="P25"><text:span text:style-name="T34">U</text:span><text:span text:style-name="T1">n BI reportado como dañado fue reparado en el taller de la sectorial</text:span></text:p>
          </table:table-cell>
          <table:covered-table-cell/>
          <table:covered-table-cell/>
        </table:table-row>
        <table:table-row table:style-name="TableLine94526255354272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3"><text:span text:style-name="T25">Permite registrar </text:span><text:span text:style-name="T34">el retorno de un bien reparado a su responsable</text:span></text:p>
          </table:table-cell>
          <table:covered-table-cell/>
          <table:covered-table-cell/>
        </table:table-row>
        <table:table-row table:style-name="TableLine94526255355664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6255357600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8"><text:span text:style-name="T2">El usuario ingresa al modulo </text:span><text:span text:style-name="T11">Movimientos / </text:span><text:span text:style-name="T35">Retorno BI Reparado</text:span></text:p>
          </table:table-cell>
          <table:covered-table-cell/>
        </table:table-row>
        <table:table-row table:style-name="TableLine94526091197792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1"><text:span text:style-name="T2">E</text:span><text:span text:style-name="T3">l usuario </text:span><text:span text:style-name="T12">ingresa el </text:span><text:span text:style-name="T26">Nro de comprobante de </text:span><text:span text:style-name="T36">BI dañado</text:span></text:p>
            <text:p text:style-name="P22"><text:span text:style-name="T19">E</text:span><text:span text:style-name="T12">n pantalla se mostrarán los datos </text:span><text:span text:style-name="T20">del bien, </text:span><text:span text:style-name="T27">a quien está asignado/prestado y el daño detectado, </text:span><text:span text:style-name="T31">el tipo de reparador y a que reparador fue enviado, </text:span><text:span text:style-name="T38">la oficina a la que se encuentra asignado y sus responsables</text:span></text:p>
            <text:p text:style-name="P15">El usuario deberá ingresar:</text:p>
            <text:list xml:id="list2715265910" text:style-name="L1">
              <text:list-item>
                <text:p text:style-name="P27"><text:span text:style-name="T32">Fecha </text:span><text:span text:style-name="T37">Retorno</text:span></text:p>
              </text:list-item>
              <text:list-item>
                <text:p text:style-name="P29">Observació<text:span text:style-name="T49">n</text:span></text:p>
              </text:list-item>
              <text:list-item>
                <text:p text:style-name="P28"><text:span text:style-name="T14">Apellido y nombre de quien </text:span><text:span text:style-name="T13">firma </text:span><text:span text:style-name="T32">la recepción </text:span><text:span text:style-name="T17">d</text:span><text:span text:style-name="T14">el BI</text:span></text:p>
              </text:list-item>
              <text:list-item>
                <text:p text:style-name="P28"><text:span text:style-name="T14">Apellido y nombre de quien </text:span><text:span text:style-name="T39">entrega</text:span></text:p>
              </text:list-item>
            </text:list>
          </table:table-cell>
          <table:covered-table-cell/>
        </table:table-row>
        <table:table-row table:style-name="TableLine94526091199664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Al presionar el botón Guardar el sistema guardará los datos ingresados, generando el nro de comprobante.</text:p>
            <text:p text:style-name="P14">Se ejecutarán los siguientes pasos:</text:p>
            <text:list xml:id="list3125575510" text:style-name="L2">
              <text:list-item>
                <text:p text:style-name="P26"><text:span text:style-name="T47">i</text:span>nsertar un registro en movimiento, con los datos: </text:p>
                <text:list>
                  <text:list-item>
                    <text:p text:style-name="P32"><text:soft-page-break/><text:span text:style-name="T5">tipo movimiento: </text:span><text:span text:style-name="T9">Retorno BI Reparado</text:span></text:p>
                  </text:list-item>
                  <text:list-item>
                    <text:p text:style-name="P33"><text:span text:style-name="T4">responsables: </text:span><text:span text:style-name="T7">los últimos que figuren a cargo</text:span></text:p>
                  </text:list-item>
                  <text:list-item>
                    <text:p text:style-name="P32"><text:span text:style-name="T6">oficina: </text:span><text:span text:style-name="T8">&lt;</text:span><text:span text:style-name="T9">oficina a la que estaba asignada antes del reporte del daño</text:span><text:span text:style-name="T8">&gt;</text:span></text:p>
                  </text:list-item>
                  <text:list-item>
                    <text:p text:style-name="P30">ubicación</text:p>
                  </text:list-item>
                  <text:list-item>
                    <text:p text:style-name="P31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091201712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15"><text:s/></text:span><text:span text:style-name="T16">El </text:span><text:span text:style-name="T15">usuario deberá imprimir el comprobante de </text:span><text:span text:style-name="T40">Retorno de BI Reparado</text:span></text:p>
            <text:p text:style-name="P19"><text:span text:style-name="T10">Al </text:span><text:span text:style-name="T15">presiona</text:span><text:span text:style-name="T10">r</text:span><text:span text:style-name="T15"> el botón “imprimir comprobante”, </text:span><text:span text:style-name="T10">el sistema emitirá </text:span><text:span text:style-name="T29">2 </text:span><text:span text:style-name="T10">copias. </text:span><text:span text:style-name="T29">La que queda para la Sectorial</text:span><text:span text:style-name="T28"> será archivada junto con el comprobante de </text:span><text:span text:style-name="T40">BI Dañado</text:span></text:p>
          </table:table-cell>
          <table:covered-table-cell/>
        </table:table-row>
        <table:table-row table:style-name="TableLine94526091203760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20"><text:span text:style-name="T18">El bien quedará </text:span><text:span text:style-name="T41">con estado </text:span><text:span text:style-name="T42">Activo</text:span><text:span text:style-name="T41"> / Retorno BI Reparado</text:span><text:span text:style-name="T33">,</text:span><text:span text:style-name="T21"> con cargo</text:span><text:span text:style-name="T18"> </text:span><text:span text:style-name="T23">al</text:span><text:span text:style-name="T18"> </text:span><text:span text:style-name="T24">mism</text:span><text:span text:style-name="T41">a oficina y</text:span><text:span text:style-name="T24"> </text:span><text:span text:style-name="T18">responsable</text:span><text:span text:style-name="T22"> </text:span><text:span text:style-name="T41">anterior al reporte del daño</text:span></text:p>
          </table:table-cell>
          <table:covered-table-cell/>
          <table:covered-table-cell/>
        </table:table-row>
        <table:table-row table:style-name="TableLine94526091204864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5910791536">
          <table:table-cell table:style-name="Table1.A12" office:value-type="string">
            <text:p text:style-name="P9"/>
          </table:table-cell>
          <table:table-cell table:style-name="Table1.B12" table:number-columns-spanned="2" office:value-type="string">
            <text:p text:style-name="P16"/>
          </table:table-cell>
          <table:covered-table-cell/>
          <table:table-cell table:style-name="Table1.D12" office:value-type="string">
            <text:p text:style-name="P11"/>
          </table:table-cell>
        </table:table-row>
        <table:table-row table:style-name="TableLine94525910793584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6"/>
          </table:table-cell>
          <table:covered-table-cell/>
          <table:table-cell table:style-name="Table1.D13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67cm" svg:y1="0.423cm" svg:x2="17.124cm" svg:y2="0.476cm" svg:d="M-268 423l17392 53" svg:viewBox="0 0 17394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31:02.101645467</dc:date>
    <meta:editing-duration>PT7H42M4S</meta:editing-duration>
    <meta:editing-cycles>99</meta:editing-cycles>
    <meta:generator>LibreOffice/6.4.7.2$Linux_X86_64 LibreOffice_project/40$Build-2</meta:generator>
    <meta:document-statistic meta:table-count="1" meta:image-count="1" meta:object-count="0" meta:page-count="2" meta:paragraph-count="40" meta:word-count="277" meta:character-count="1648" meta:non-whitespace-character-count="1418"/>
  </office:meta>
</office:document-meta>
</file>